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fill-color="#000000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2_20_Dots_20_3_20_Dashes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000000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77cm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000000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0000" draw:marker-end="Arrow_20_concave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svg:stroke-color="#000000" draw:marker-start="Arrow_20_concave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fill="none" draw:fill-color="#ffffff" fo:min-height="0.81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none" draw:fill-color="#ffffff" fo:min-height="1.609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fill="none" draw:fill-color="#ffffff" fo:min-height="1.34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5.24cm" svg:height="10.16cm" svg:x="3.286cm" svg:y="3.921cm">
            <text:p/>
          </draw:rect>
          <draw:rect draw:style-name="gr2" draw:text-style-name="P1" draw:layer="layout" svg:width="2.682cm" svg:height="2.042cm" svg:x="9.448cm" svg:y="5.318cm">
            <text:p/>
          </draw:rect>
          <draw:line draw:style-name="gr3" draw:text-style-name="P1" draw:layer="layout" svg:x1="9.524cm" svg:y1="5.919cm" svg:x2="12.13cm" svg:y2="5.919cm">
            <text:p/>
          </draw:line>
          <draw:custom-shape draw:style-name="gr4" draw:text-style-name="P1" draw:layer="layout" svg:width="0.366cm" svg:height="0.241cm" svg:x="10.667cm" svg:y="5.671cm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ircle draw:style-name="gr5" draw:text-style-name="P1" draw:layer="layout" svg:width="0.381cm" svg:height="0.381cm" svg:x="4.353cm" svg:y="11.592cm">
            <text:p/>
          </draw:circle>
          <draw:frame draw:style-name="gr6" draw:text-style-name="P2" draw:layer="layout" svg:width="2.667cm" svg:height="1.327cm" svg:x="3.159cm" svg:y="11.973cm">
            <draw:text-box>
              <text:p text:style-name="P1"><text:span text:style-name="T1">GHX</text:span></text:p>
              <text:p text:style-name="P1"><text:span text:style-name="T1">Supply</text:span></text:p>
            </draw:text-box>
          </draw:frame>
          <draw:rect draw:style-name="gr2" draw:text-style-name="P1" draw:layer="layout" svg:width="2.561cm" svg:height="1.802cm" svg:x="9.509cm" svg:y="9.811cm">
            <text:p/>
          </draw:rect>
          <draw:rect draw:style-name="gr2" draw:text-style-name="P1" draw:layer="layout" svg:width="2.561cm" svg:height="1.802cm" svg:x="9.509cm" svg:y="8.009cm">
            <text:p/>
          </draw:rect>
          <draw:g>
            <draw:line draw:style-name="gr7" draw:text-style-name="P1" draw:layer="layout" svg:x1="8.135cm" svg:y1="10.185cm" svg:x2="8.038cm" svg:y2="10.185cm">
              <text:p/>
            </draw:line>
            <draw:g>
              <draw:line draw:style-name="gr7" draw:text-style-name="P1" draw:layer="layout" svg:x1="5.061cm" svg:y1="10.037cm" svg:x2="5.984cm" svg:y2="10.327cm">
                <text:p/>
              </draw:line>
              <draw:line draw:style-name="gr7" draw:text-style-name="P1" draw:layer="layout" svg:x1="5.061cm" svg:y1="10.327cm" svg:x2="5.984cm" svg:y2="10.037cm">
                <text:p/>
              </draw:line>
              <draw:line draw:style-name="gr8" draw:text-style-name="P1" draw:layer="layout" svg:x1="5.061cm" svg:y1="10.033cm" svg:x2="5.061cm" svg:y2="10.331cm">
                <text:p/>
              </draw:line>
              <draw:line draw:style-name="gr8" draw:text-style-name="P1" draw:layer="layout" svg:x1="5.984cm" svg:y1="10.033cm" svg:x2="5.984cm" svg:y2="10.331cm">
                <text:p/>
              </draw:line>
              <draw:line draw:style-name="gr7" draw:text-style-name="P1" draw:layer="layout" svg:x1="5.522cm" svg:y1="10.182cm" svg:x2="5.38cm" svg:y2="9.765cm">
                <text:p/>
              </draw:line>
              <draw:line draw:style-name="gr7" draw:text-style-name="P1" draw:layer="layout" svg:x1="5.522cm" svg:y1="10.182cm" svg:x2="5.646cm" svg:y2="9.765cm">
                <text:p/>
              </draw:line>
              <draw:line draw:style-name="gr7" draw:text-style-name="P1" draw:layer="layout" svg:x1="5.646cm" svg:y1="9.765cm" svg:x2="5.38cm" svg:y2="9.765cm">
                <text:p/>
              </draw:line>
              <draw:line draw:style-name="gr7" draw:text-style-name="P1" draw:layer="layout" svg:x1="5.523cm" svg:y1="10.182cm" svg:x2="5.026cm" svg:y2="9.765cm">
                <text:p/>
              </draw:line>
              <draw:line draw:style-name="gr7" draw:text-style-name="P1" draw:layer="layout" svg:x1="5.114cm" svg:y1="9.691cm" svg:x2="4.937cm" svg:y2="9.84cm">
                <text:p/>
              </draw:line>
              <draw:ellipse draw:style-name="gr9" draw:text-style-name="P1" draw:layer="layout" svg:width="0.224cm" svg:height="0.265cm" draw:transform="rotate (1.5707963267949) translate (5.381cm 10.287cm)">
                <text:p/>
              </draw:ellipse>
            </draw:g>
            <draw:g>
              <draw:ellipse draw:style-name="gr10" draw:text-style-name="P1" draw:layer="layout" svg:width="0.236cm" svg:height="0.263cm" draw:transform="rotate (1.5707963267949) translate (6.415cm 10.285cm)">
                <text:p/>
              </draw:ellipse>
              <draw:line draw:style-name="gr7" draw:text-style-name="P1" draw:layer="layout" svg:x1="6.1cm" svg:y1="10.022cm" svg:x2="7.011cm" svg:y2="10.328cm">
                <text:p/>
              </draw:line>
              <draw:line draw:style-name="gr7" draw:text-style-name="P1" draw:layer="layout" svg:x1="6.1cm" svg:y1="10.328cm" svg:x2="7.011cm" svg:y2="10.022cm">
                <text:p/>
              </draw:line>
              <draw:line draw:style-name="gr8" draw:text-style-name="P1" draw:layer="layout" svg:x1="6.1cm" svg:y1="10.018cm" svg:x2="6.1cm" svg:y2="10.332cm">
                <text:p/>
              </draw:line>
              <draw:line draw:style-name="gr8" draw:text-style-name="P1" draw:layer="layout" svg:x1="7.011cm" svg:y1="10.018cm" svg:x2="7.011cm" svg:y2="10.332cm">
                <text:p/>
              </draw:line>
              <draw:line draw:style-name="gr7" draw:text-style-name="P1" draw:layer="layout" svg:x1="6.538cm" svg:y1="10.174cm" svg:x2="6.538cm" svg:y2="9.782cm">
                <text:p/>
              </draw:line>
              <draw:line draw:style-name="gr7" draw:text-style-name="P1" draw:layer="layout" svg:x1="6.362cm" svg:y1="9.782cm" svg:x2="6.712cm" svg:y2="9.782cm">
                <text:p/>
              </draw:line>
            </draw:g>
            <draw:g>
              <draw:ellipse draw:style-name="gr11" draw:text-style-name="P1" draw:layer="layout" svg:width="0.549cm" svg:height="0.581cm" draw:transform="rotate (-1.5707963267949) translate (8.717cm 9.911cm)">
                <text:p/>
              </draw:ellipse>
              <draw:line draw:style-name="gr7" draw:text-style-name="P1" draw:layer="layout" svg:x1="8.717cm" svg:y1="10.185cm" svg:x2="8.232cm" svg:y2="10.368cm">
                <text:p/>
              </draw:line>
              <draw:line draw:style-name="gr7" draw:text-style-name="P1" draw:layer="layout" svg:x1="8.717cm" svg:y1="10.185cm" svg:x2="8.232cm" svg:y2="10.002cm">
                <text:p/>
              </draw:line>
              <draw:line draw:style-name="gr7" draw:text-style-name="P1" draw:layer="layout" svg:x1="8.232cm" svg:y1="10.002cm" svg:x2="8.232cm" svg:y2="10.368cm">
                <text:p/>
              </draw:line>
            </draw:g>
            <draw:g>
              <draw:line draw:style-name="gr7" draw:text-style-name="P1" draw:layer="layout" svg:x1="7.116cm" svg:y1="10.037cm" svg:x2="8.039cm" svg:y2="10.327cm">
                <text:p/>
              </draw:line>
              <draw:line draw:style-name="gr7" draw:text-style-name="P1" draw:layer="layout" svg:x1="7.116cm" svg:y1="10.327cm" svg:x2="8.039cm" svg:y2="10.037cm">
                <text:p/>
              </draw:line>
              <draw:line draw:style-name="gr8" draw:text-style-name="P1" draw:layer="layout" svg:x1="7.116cm" svg:y1="10.033cm" svg:x2="7.116cm" svg:y2="10.331cm">
                <text:p/>
              </draw:line>
              <draw:line draw:style-name="gr8" draw:text-style-name="P1" draw:layer="layout" svg:x1="8.038cm" svg:y1="10.033cm" svg:x2="8.038cm" svg:y2="10.331cm">
                <text:p/>
              </draw:line>
              <draw:line draw:style-name="gr7" draw:text-style-name="P1" draw:layer="layout" svg:x1="7.577cm" svg:y1="10.182cm" svg:x2="7.435cm" svg:y2="9.765cm">
                <text:p/>
              </draw:line>
              <draw:line draw:style-name="gr7" draw:text-style-name="P1" draw:layer="layout" svg:x1="7.576cm" svg:y1="10.182cm" svg:x2="7.7cm" svg:y2="9.765cm">
                <text:p/>
              </draw:line>
              <draw:line draw:style-name="gr7" draw:text-style-name="P1" draw:layer="layout" svg:x1="7.701cm" svg:y1="9.765cm" svg:x2="7.435cm" svg:y2="9.765cm">
                <text:p/>
              </draw:line>
              <draw:line draw:style-name="gr7" draw:text-style-name="P1" draw:layer="layout" svg:x1="7.577cm" svg:y1="10.182cm" svg:x2="7.08cm" svg:y2="9.765cm">
                <text:p/>
              </draw:line>
              <draw:line draw:style-name="gr7" draw:text-style-name="P1" draw:layer="layout" svg:x1="7.168cm" svg:y1="9.691cm" svg:x2="6.991cm" svg:y2="9.84cm">
                <text:p/>
              </draw:line>
              <draw:ellipse draw:style-name="gr9" draw:text-style-name="P1" draw:layer="layout" svg:width="0.224cm" svg:height="0.267cm" draw:transform="rotate (1.5707963267949) translate (7.434cm 10.287cm)">
                <text:p/>
              </draw:ellipse>
            </draw:g>
            <draw:line draw:style-name="gr7" draw:text-style-name="P1" draw:layer="layout" svg:x1="7.108cm" svg:y1="10.185cm" svg:x2="7.011cm" svg:y2="10.185cm">
              <text:p/>
            </draw:line>
            <draw:line draw:style-name="gr7" draw:text-style-name="P1" draw:layer="layout" svg:x1="6.1cm" svg:y1="10.185cm" svg:x2="6.003cm" svg:y2="10.185cm">
              <text:p/>
            </draw:line>
          </draw:g>
          <draw:g>
            <draw:line draw:style-name="gr7" draw:text-style-name="P1" draw:layer="layout" svg:x1="13.931cm" svg:y1="10.161cm" svg:x2="14.028cm" svg:y2="10.161cm">
              <text:p/>
            </draw:line>
            <draw:g>
              <draw:line draw:style-name="gr7" draw:text-style-name="P1" draw:layer="layout" svg:x1="17.005cm" svg:y1="10.014cm" svg:x2="16.082cm" svg:y2="10.304cm">
                <text:p/>
              </draw:line>
              <draw:line draw:style-name="gr7" draw:text-style-name="P1" draw:layer="layout" svg:x1="17.005cm" svg:y1="10.304cm" svg:x2="16.082cm" svg:y2="10.014cm">
                <text:p/>
              </draw:line>
              <draw:line draw:style-name="gr8" draw:text-style-name="P1" draw:layer="layout" svg:x1="17.005cm" svg:y1="10.009cm" svg:x2="17.005cm" svg:y2="10.307cm">
                <text:p/>
              </draw:line>
              <draw:line draw:style-name="gr8" draw:text-style-name="P1" draw:layer="layout" svg:x1="16.082cm" svg:y1="10.009cm" svg:x2="16.082cm" svg:y2="10.307cm">
                <text:p/>
              </draw:line>
              <draw:line draw:style-name="gr7" draw:text-style-name="P1" draw:layer="layout" svg:x1="16.544cm" svg:y1="10.158cm" svg:x2="16.686cm" svg:y2="9.741cm">
                <text:p/>
              </draw:line>
              <draw:line draw:style-name="gr7" draw:text-style-name="P1" draw:layer="layout" svg:x1="16.543cm" svg:y1="10.158cm" svg:x2="16.419cm" svg:y2="9.741cm">
                <text:p/>
              </draw:line>
              <draw:line draw:style-name="gr7" draw:text-style-name="P1" draw:layer="layout" svg:x1="16.419cm" svg:y1="9.741cm" svg:x2="16.685cm" svg:y2="9.741cm">
                <text:p/>
              </draw:line>
              <draw:line draw:style-name="gr7" draw:text-style-name="P1" draw:layer="layout" svg:x1="16.544cm" svg:y1="10.158cm" svg:x2="17.041cm" svg:y2="9.741cm">
                <text:p/>
              </draw:line>
              <draw:line draw:style-name="gr7" draw:text-style-name="P1" draw:layer="layout" svg:x1="16.952cm" svg:y1="9.667cm" svg:x2="17.129cm" svg:y2="9.816cm">
                <text:p/>
              </draw:line>
              <draw:ellipse draw:style-name="gr9" draw:text-style-name="P1" draw:layer="layout" svg:width="0.224cm" svg:height="0.265cm" draw:transform="rotate (-1.5707963267949) translate (16.685cm 10.04cm)">
                <text:p/>
              </draw:ellipse>
            </draw:g>
            <draw:g>
              <draw:ellipse draw:style-name="gr10" draw:text-style-name="P1" draw:layer="layout" svg:width="0.236cm" svg:height="0.263cm" draw:transform="rotate (-1.5707963267949) translate (15.651cm 10.025cm)">
                <text:p/>
              </draw:ellipse>
              <draw:line draw:style-name="gr7" draw:text-style-name="P1" draw:layer="layout" svg:x1="15.966cm" svg:y1="9.999cm" svg:x2="15.055cm" svg:y2="10.305cm">
                <text:p/>
              </draw:line>
              <draw:line draw:style-name="gr7" draw:text-style-name="P1" draw:layer="layout" svg:x1="15.966cm" svg:y1="10.305cm" svg:x2="15.055cm" svg:y2="9.999cm">
                <text:p/>
              </draw:line>
              <draw:line draw:style-name="gr8" draw:text-style-name="P1" draw:layer="layout" svg:x1="15.966cm" svg:y1="9.994cm" svg:x2="15.966cm" svg:y2="10.308cm">
                <text:p/>
              </draw:line>
              <draw:line draw:style-name="gr8" draw:text-style-name="P1" draw:layer="layout" svg:x1="15.055cm" svg:y1="9.994cm" svg:x2="15.055cm" svg:y2="10.308cm">
                <text:p/>
              </draw:line>
              <draw:line draw:style-name="gr7" draw:text-style-name="P1" draw:layer="layout" svg:x1="15.528cm" svg:y1="10.151cm" svg:x2="15.528cm" svg:y2="9.759cm">
                <text:p/>
              </draw:line>
              <draw:line draw:style-name="gr7" draw:text-style-name="P1" draw:layer="layout" svg:x1="15.703cm" svg:y1="9.759cm" svg:x2="15.353cm" svg:y2="9.759cm">
                <text:p/>
              </draw:line>
            </draw:g>
            <draw:g>
              <draw:ellipse draw:style-name="gr11" draw:text-style-name="P1" draw:layer="layout" svg:width="0.549cm" svg:height="0.581cm" draw:transform="rotate (1.5707963267949) translate (13.349cm 10.436cm)">
                <text:p/>
              </draw:ellipse>
              <draw:line draw:style-name="gr7" draw:text-style-name="P1" draw:layer="layout" svg:x1="13.349cm" svg:y1="10.161cm" svg:x2="13.834cm" svg:y2="10.344cm">
                <text:p/>
              </draw:line>
              <draw:line draw:style-name="gr7" draw:text-style-name="P1" draw:layer="layout" svg:x1="13.349cm" svg:y1="10.161cm" svg:x2="13.834cm" svg:y2="9.978cm">
                <text:p/>
              </draw:line>
              <draw:line draw:style-name="gr7" draw:text-style-name="P1" draw:layer="layout" svg:x1="13.834cm" svg:y1="9.978cm" svg:x2="13.834cm" svg:y2="10.344cm">
                <text:p/>
              </draw:line>
            </draw:g>
            <draw:g>
              <draw:line draw:style-name="gr7" draw:text-style-name="P1" draw:layer="layout" svg:x1="14.951cm" svg:y1="10.014cm" svg:x2="14.028cm" svg:y2="10.304cm">
                <text:p/>
              </draw:line>
              <draw:line draw:style-name="gr7" draw:text-style-name="P1" draw:layer="layout" svg:x1="14.951cm" svg:y1="10.304cm" svg:x2="14.028cm" svg:y2="10.014cm">
                <text:p/>
              </draw:line>
              <draw:line draw:style-name="gr8" draw:text-style-name="P1" draw:layer="layout" svg:x1="14.95cm" svg:y1="10.009cm" svg:x2="14.95cm" svg:y2="10.307cm">
                <text:p/>
              </draw:line>
              <draw:line draw:style-name="gr8" draw:text-style-name="P1" draw:layer="layout" svg:x1="14.028cm" svg:y1="10.009cm" svg:x2="14.028cm" svg:y2="10.307cm">
                <text:p/>
              </draw:line>
              <draw:line draw:style-name="gr7" draw:text-style-name="P1" draw:layer="layout" svg:x1="14.49cm" svg:y1="10.158cm" svg:x2="14.632cm" svg:y2="9.741cm">
                <text:p/>
              </draw:line>
              <draw:line draw:style-name="gr7" draw:text-style-name="P1" draw:layer="layout" svg:x1="14.489cm" svg:y1="10.158cm" svg:x2="14.365cm" svg:y2="9.741cm">
                <text:p/>
              </draw:line>
              <draw:line draw:style-name="gr7" draw:text-style-name="P1" draw:layer="layout" svg:x1="14.365cm" svg:y1="9.741cm" svg:x2="14.631cm" svg:y2="9.741cm">
                <text:p/>
              </draw:line>
              <draw:line draw:style-name="gr7" draw:text-style-name="P1" draw:layer="layout" svg:x1="14.49cm" svg:y1="10.158cm" svg:x2="14.987cm" svg:y2="9.741cm">
                <text:p/>
              </draw:line>
              <draw:line draw:style-name="gr7" draw:text-style-name="P1" draw:layer="layout" svg:x1="14.898cm" svg:y1="9.667cm" svg:x2="15.075cm" svg:y2="9.816cm">
                <text:p/>
              </draw:line>
              <draw:ellipse draw:style-name="gr9" draw:text-style-name="P1" draw:layer="layout" svg:width="0.224cm" svg:height="0.267cm" draw:transform="rotate (-1.5707963267949) translate (14.632cm 10.04cm)">
                <text:p/>
              </draw:ellipse>
            </draw:g>
            <draw:line draw:style-name="gr7" draw:text-style-name="P1" draw:layer="layout" svg:x1="14.958cm" svg:y1="10.161cm" svg:x2="15.055cm" svg:y2="10.161cm">
              <text:p/>
            </draw:line>
            <draw:line draw:style-name="gr7" draw:text-style-name="P1" draw:layer="layout" svg:x1="15.966cm" svg:y1="10.161cm" svg:x2="16.063cm" svg:y2="10.161cm">
              <text:p/>
            </draw:line>
          </draw:g>
          <draw:g>
            <draw:ellipse draw:style-name="gr10" draw:text-style-name="P1" draw:layer="layout" svg:width="0.235cm" svg:height="0.263cm" draw:transform="rotate (-1.5707963267949) translate (5.654cm 11.091cm)">
              <text:p/>
            </draw:ellipse>
            <draw:line draw:style-name="gr7" draw:text-style-name="P1" draw:layer="layout" svg:x1="5.969cm" svg:y1="11.064cm" svg:x2="5.058cm" svg:y2="11.37cm">
              <text:p/>
            </draw:line>
            <draw:line draw:style-name="gr7" draw:text-style-name="P1" draw:layer="layout" svg:x1="5.969cm" svg:y1="11.37cm" svg:x2="5.058cm" svg:y2="11.064cm">
              <text:p/>
            </draw:line>
            <draw:line draw:style-name="gr8" draw:text-style-name="P1" draw:layer="layout" svg:x1="5.97cm" svg:y1="11.059cm" svg:x2="5.97cm" svg:y2="11.373cm">
              <text:p/>
            </draw:line>
            <draw:line draw:style-name="gr8" draw:text-style-name="P1" draw:layer="layout" svg:x1="5.058cm" svg:y1="11.059cm" svg:x2="5.058cm" svg:y2="11.373cm">
              <text:p/>
            </draw:line>
            <draw:line draw:style-name="gr7" draw:text-style-name="P1" draw:layer="layout" svg:x1="5.532cm" svg:y1="11.216cm" svg:x2="5.532cm" svg:y2="10.824cm">
              <text:p/>
            </draw:line>
            <draw:line draw:style-name="gr7" draw:text-style-name="P1" draw:layer="layout" svg:x1="5.707cm" svg:y1="10.824cm" svg:x2="5.357cm" svg:y2="10.824cm">
              <text:p/>
            </draw:line>
          </draw:g>
          <draw:line draw:style-name="gr12" draw:text-style-name="P1" draw:layer="layout" svg:x1="8.717cm" svg:y1="10.171cm" svg:x2="9.521cm" svg:y2="10.171cm">
            <text:p/>
          </draw:line>
          <draw:line draw:style-name="gr13" draw:text-style-name="P1" draw:layer="layout" svg:x1="12.057cm" svg:y1="10.171cm" svg:x2="13.349cm" svg:y2="10.171cm">
            <text:p/>
          </draw:line>
          <draw:line draw:style-name="gr13" draw:text-style-name="P1" draw:layer="layout" svg:x1="5.985cm" svg:y1="11.229cm" svg:x2="9.521cm" svg:y2="11.229cm">
            <text:p/>
          </draw:line>
          <draw:g>
            <draw:ellipse draw:style-name="gr10" draw:text-style-name="P1" draw:layer="layout" svg:width="0.235cm" svg:height="0.263cm" draw:transform="rotate (1.5707963267949) translate (15.933cm 11.274cm)">
              <text:p/>
            </draw:ellipse>
            <draw:line draw:style-name="gr7" draw:text-style-name="P1" draw:layer="layout" svg:x1="15.617cm" svg:y1="11.012cm" svg:x2="16.528cm" svg:y2="11.318cm">
              <text:p/>
            </draw:line>
            <draw:line draw:style-name="gr7" draw:text-style-name="P1" draw:layer="layout" svg:x1="15.617cm" svg:y1="11.318cm" svg:x2="16.528cm" svg:y2="11.012cm">
              <text:p/>
            </draw:line>
            <draw:line draw:style-name="gr8" draw:text-style-name="P1" draw:layer="layout" svg:x1="15.617cm" svg:y1="11.007cm" svg:x2="15.617cm" svg:y2="11.321cm">
              <text:p/>
            </draw:line>
            <draw:line draw:style-name="gr8" draw:text-style-name="P1" draw:layer="layout" svg:x1="16.528cm" svg:y1="11.007cm" svg:x2="16.528cm" svg:y2="11.321cm">
              <text:p/>
            </draw:line>
            <draw:line draw:style-name="gr7" draw:text-style-name="P1" draw:layer="layout" svg:x1="16.055cm" svg:y1="11.164cm" svg:x2="16.055cm" svg:y2="10.772cm">
              <text:p/>
            </draw:line>
            <draw:line draw:style-name="gr7" draw:text-style-name="P1" draw:layer="layout" svg:x1="15.88cm" svg:y1="10.772cm" svg:x2="16.23cm" svg:y2="10.772cm">
              <text:p/>
            </draw:line>
          </draw:g>
          <draw:line draw:style-name="gr13" draw:text-style-name="P1" draw:layer="layout" svg:x1="15.593cm" svg:y1="11.18cm" svg:x2="12.057cm" svg:y2="11.18cm">
            <text:p/>
          </draw:line>
          <draw:ellipse draw:style-name="gr14" draw:text-style-name="P3" draw:layer="layout" svg:width="0.61cm" svg:height="0.601cm" svg:x="7.497cm" svg:y="11.372cm">
            <text:p text:style-name="P1"><text:span text:style-name="T2">F</text:span></text:p>
          </draw:ellipse>
          <draw:ellipse draw:style-name="gr14" draw:text-style-name="P3" draw:layer="layout" svg:width="0.61cm" svg:height="0.6cm" svg:x="13.471cm" svg:y="11.349cm">
            <text:p text:style-name="P1"><text:span text:style-name="T2">F</text:span></text:p>
          </draw:ellipse>
          <draw:ellipse draw:style-name="gr14" draw:text-style-name="P3" draw:layer="layout" svg:width="0.609cm" svg:height="0.601cm" svg:x="8.717cm" svg:y="11.372cm">
            <text:p text:style-name="P1"><text:span text:style-name="T2">T</text:span></text:p>
          </draw:ellipse>
          <draw:ellipse draw:style-name="gr14" draw:text-style-name="P3" draw:layer="layout" svg:width="0.61cm" svg:height="0.6cm" svg:x="12.252cm" svg:y="11.348cm">
            <text:p text:style-name="P1"><text:span text:style-name="T2">T</text:span></text:p>
          </draw:ellipse>
          <draw:ellipse draw:style-name="gr14" draw:text-style-name="P3" draw:layer="layout" svg:width="0.61cm" svg:height="0.601cm" svg:x="12.252cm" svg:y="10.291cm">
            <text:p text:style-name="P1"><text:span text:style-name="T2">T</text:span></text:p>
          </draw:ellipse>
          <draw:ellipse draw:style-name="gr14" draw:text-style-name="P3" draw:layer="layout" svg:width="0.609cm" svg:height="0.601cm" svg:x="8.717cm" svg:y="10.291cm">
            <text:p text:style-name="P1"><text:span text:style-name="T2">T</text:span></text:p>
          </draw:ellipse>
          <draw:line draw:style-name="gr15" draw:text-style-name="P1" draw:layer="layout" svg:x1="7.814cm" svg:y1="11.252cm" svg:x2="7.814cm" svg:y2="11.372cm">
            <text:p/>
          </draw:line>
          <draw:line draw:style-name="gr15" draw:text-style-name="P1" draw:layer="layout" svg:x1="9.033cm" svg:y1="11.252cm" svg:x2="9.033cm" svg:y2="11.372cm">
            <text:p/>
          </draw:line>
          <draw:line draw:style-name="gr15" draw:text-style-name="P1" draw:layer="layout" svg:x1="9.033cm" svg:y1="10.171cm" svg:x2="9.033cm" svg:y2="10.291cm">
            <text:p/>
          </draw:line>
          <draw:line draw:style-name="gr15" draw:text-style-name="P1" draw:layer="layout" svg:x1="12.545cm" svg:y1="11.204cm" svg:x2="12.545cm" svg:y2="11.348cm">
            <text:p/>
          </draw:line>
          <draw:line draw:style-name="gr15" draw:text-style-name="P1" draw:layer="layout" svg:x1="12.569cm" svg:y1="10.171cm" svg:x2="12.569cm" svg:y2="10.291cm">
            <text:p/>
          </draw:line>
          <draw:line draw:style-name="gr15" draw:text-style-name="P1" draw:layer="layout" svg:x1="13.788cm" svg:y1="11.18cm" svg:x2="13.788cm" svg:y2="11.324cm">
            <text:p/>
          </draw:line>
          <draw:line draw:style-name="gr15" draw:text-style-name="P1" draw:layer="layout" svg:x1="12.496cm" svg:y1="10.171cm" svg:x2="12.496cm" svg:y2="9.45cm">
            <text:p/>
          </draw:line>
          <draw:line draw:style-name="gr13" draw:text-style-name="P1" draw:layer="layout" svg:x1="12.081cm" svg:y1="9.45cm" svg:x2="12.496cm" svg:y2="9.45cm">
            <text:p/>
          </draw:line>
          <draw:line draw:style-name="gr15" draw:text-style-name="P1" draw:layer="layout" svg:x1="12.106cm" svg:y1="8.369cm" svg:x2="13.105cm" svg:y2="8.369cm">
            <text:p/>
          </draw:line>
          <draw:line draw:style-name="gr13" draw:text-style-name="P1" draw:layer="layout" svg:x1="13.106cm" svg:y1="11.132cm" svg:x2="13.106cm" svg:y2="10.291cm">
            <text:p/>
          </draw:line>
          <draw:line draw:style-name="gr15" draw:text-style-name="P1" draw:layer="layout" svg:x1="13.106cm" svg:y1="10.051cm" svg:x2="13.106cm" svg:y2="8.369cm">
            <text:p/>
          </draw:line>
          <draw:line draw:style-name="gr15" draw:text-style-name="P1" draw:layer="layout" svg:x1="10.789cm" svg:y1="7.36cm" svg:x2="10.789cm" svg:y2="7.6cm">
            <text:p/>
          </draw:line>
          <draw:line draw:style-name="gr13" draw:text-style-name="P1" draw:layer="layout" svg:x1="7.57cm" svg:y1="9.763cm" svg:x2="7.57cm" svg:y2="7.649cm">
            <text:p/>
          </draw:line>
          <draw:line draw:style-name="gr13" draw:text-style-name="P1" draw:layer="layout" svg:x1="14.496cm" svg:y1="9.763cm" svg:x2="14.496cm" svg:y2="7.649cm">
            <text:p/>
          </draw:line>
          <draw:line draw:style-name="gr15" draw:text-style-name="P1" draw:layer="layout" svg:x1="7.57cm" svg:y1="7.649cm" svg:x2="14.495cm" svg:y2="7.649cm">
            <text:p/>
          </draw:line>
          <draw:line draw:style-name="gr15" draw:text-style-name="P1" draw:layer="layout" svg:x1="5.523cm" svg:y1="9.739cm" svg:x2="5.523cm" svg:y2="5.703cm">
            <text:p/>
          </draw:line>
          <draw:line draw:style-name="gr15" draw:text-style-name="P1" draw:layer="layout" svg:x1="16.543cm" svg:y1="9.739cm" svg:x2="16.519cm" svg:y2="5.703cm">
            <text:p/>
          </draw:line>
          <draw:line draw:style-name="gr12" draw:text-style-name="P1" draw:layer="layout" svg:x1="5.547cm" svg:y1="5.678cm" svg:x2="9.814cm" svg:y2="5.678cm">
            <text:p/>
          </draw:line>
          <draw:line draw:style-name="gr12" draw:text-style-name="P1" draw:layer="layout" svg:x1="16.52cm" svg:y1="5.678cm" svg:x2="11.764cm" svg:y2="5.678cm">
            <text:p/>
          </draw:line>
          <draw:frame draw:style-name="gr16" draw:text-style-name="P2" draw:layer="layout" svg:width="2.926cm" svg:height="1.112cm" svg:x="9.326cm" svg:y="6.207cm">
            <draw:text-box>
              <text:p text:style-name="P1"><text:span text:style-name="T1">Purge Tank</text:span></text:p>
            </draw:text-box>
          </draw:frame>
          <draw:frame draw:style-name="gr17" draw:text-style-name="P5" draw:layer="layout" svg:width="2.926cm" svg:height="2.029cm" svg:x="9.377cm" svg:y="7.861cm">
            <draw:text-box>
              <text:p text:style-name="P4"><text:span text:style-name="T3">1 Ton</text:span></text:p>
              <text:p text:style-name="P4"><text:span text:style-name="T3">(3.5 kW)</text:span></text:p>
              <text:p text:style-name="P4"><text:span text:style-name="T3">W-A Heat Pump</text:span></text:p>
            </draw:text-box>
          </draw:frame>
          <draw:frame draw:style-name="gr18" draw:text-style-name="P2" draw:layer="layout" svg:width="3.048cm" svg:height="2.071cm" svg:x="9.255cm" svg:y="9.636cm">
            <draw:text-box>
              <text:p text:style-name="P1"><text:span text:style-name="T1">3</text:span><text:span text:style-name="T3"> Ton </text:span></text:p>
              <text:p text:style-name="P1"><text:span text:style-name="T3">(10.5 kW)</text:span></text:p>
              <text:p text:style-name="P1"><text:span text:style-name="T3">W-W Heat Pump</text:span></text:p>
            </draw:text-box>
          </draw:frame>
          <draw:line draw:style-name="gr15" draw:text-style-name="P1" draw:layer="layout" svg:x1="5.064cm" svg:y1="11.211cm" svg:x2="4.556cm" svg:y2="11.211cm">
            <text:p/>
          </draw:line>
          <draw:line draw:style-name="gr15" draw:text-style-name="P1" draw:layer="layout" svg:x1="4.556cm" svg:y1="11.211cm" svg:x2="4.556cm" svg:y2="11.719cm">
            <text:p/>
          </draw:line>
          <draw:line draw:style-name="gr15" draw:text-style-name="P1" draw:layer="layout" svg:x1="5.064cm" svg:y1="10.195cm" svg:x2="4.556cm" svg:y2="10.195cm">
            <text:p/>
          </draw:line>
          <draw:line draw:style-name="gr15" draw:text-style-name="P1" draw:layer="layout" svg:x1="4.556cm" svg:y1="9.687cm" svg:x2="4.556cm" svg:y2="10.195cm">
            <text:p/>
          </draw:line>
          <draw:circle draw:style-name="gr5" draw:text-style-name="P1" draw:layer="layout" svg:width="0.381cm" svg:height="0.381cm" svg:x="4.353cm" svg:y="9.306cm">
            <text:p/>
          </draw:circle>
          <draw:frame draw:style-name="gr6" draw:text-style-name="P2" draw:layer="layout" svg:width="2.667cm" svg:height="1.327cm" svg:x="3.159cm" svg:y="8.107cm">
            <draw:text-box>
              <text:p text:style-name="P1"><text:span text:style-name="T1">GHX</text:span></text:p>
              <text:p text:style-name="P1"><text:span text:style-name="T1">Return</text:span></text:p>
            </draw:text-box>
          </draw:frame>
          <draw:line draw:style-name="gr15" draw:text-style-name="P1" draw:layer="layout" svg:x1="17.053cm" svg:y1="10.17cm" svg:x2="17.561cm" svg:y2="10.17cm">
            <text:p/>
          </draw:line>
          <draw:line draw:style-name="gr15" draw:text-style-name="P1" draw:layer="layout" svg:x1="17.561cm" svg:y1="9.662cm" svg:x2="17.561cm" svg:y2="10.17cm">
            <text:p/>
          </draw:line>
          <draw:circle draw:style-name="gr5" draw:text-style-name="P1" draw:layer="layout" svg:width="0.381cm" svg:height="0.381cm" svg:x="17.383cm" svg:y="9.281cm">
            <text:p/>
          </draw:circle>
          <draw:circle draw:style-name="gr5" draw:text-style-name="P1" draw:layer="layout" svg:width="0.381cm" svg:height="0.381cm" svg:x="16.875cm" svg:y="11.567cm">
            <text:p/>
          </draw:circle>
          <draw:line draw:style-name="gr15" draw:text-style-name="P1" draw:layer="layout" svg:x1="16.545cm" svg:y1="11.186cm" svg:x2="17.053cm" svg:y2="11.186cm">
            <text:p/>
          </draw:line>
          <draw:line draw:style-name="gr15" draw:text-style-name="P1" draw:layer="layout" svg:x1="17.053cm" svg:y1="11.186cm" svg:x2="17.053cm" svg:y2="11.694cm">
            <text:p/>
          </draw:line>
          <draw:frame draw:style-name="gr6" draw:text-style-name="P2" draw:layer="layout" svg:width="2.667cm" svg:height="1.327cm" svg:x="15.732cm" svg:y="11.917cm">
            <draw:text-box>
              <text:p text:style-name="P1"><text:span text:style-name="T1">SWHE</text:span></text:p>
              <text:p text:style-name="P1"><text:span text:style-name="T1">Supply</text:span></text:p>
            </draw:text-box>
          </draw:frame>
          <draw:frame draw:style-name="gr6" draw:text-style-name="P2" draw:layer="layout" svg:width="2.667cm" svg:height="1.327cm" svg:x="16.24cm" svg:y="7.909cm">
            <draw:text-box>
              <text:p text:style-name="P1"><text:span text:style-name="T1">SWHE</text:span></text:p>
              <text:p text:style-name="P1"><text:span text:style-name="T1">Retur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4T15:03:09.30</meta:creation-date>
    <dc:date>2013-07-30T17:16:56</dc:date>
    <meta:editing-duration>PT3H36M24S</meta:editing-duration>
    <meta:editing-cycles>8</meta:editing-cycles>
    <meta:generator>LibreOffice/3.5$Linux_X86_64 LibreOffice_project/350m1$Build-2</meta:generator>
    <dc:creator>Matt Mitchell</dc:creator>
    <meta:document-statistic meta:object-count="149"/>
  </office:meta>
</office:document-meta>
</file>